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40pt" fo:font-weight="bold" officeooo:rsid="000e9985" officeooo:paragraph-rsid="000e9985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fo:font-weight="bold" officeooo:rsid="0026821f" officeooo:paragraph-rsid="0026821f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40pt" fo:font-weight="bold" officeooo:rsid="00285ef1" officeooo:paragraph-rsid="00285ef1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0e9985" officeooo:paragraph-rsid="000e998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e9985" officeooo:paragraph-rsid="0026821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049d4" officeooo:paragraph-rsid="001049d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0a2e4" officeooo:paragraph-rsid="0010a2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26821f" officeooo:paragraph-rsid="002682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bold" officeooo:rsid="000e9985" officeooo:paragraph-rsid="000e998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bold" officeooo:rsid="000e9985" officeooo:paragraph-rsid="0014640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bold" officeooo:rsid="0015fd8c" officeooo:paragraph-rsid="0015fd8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bold" officeooo:rsid="0017da6e" officeooo:paragraph-rsid="0017da6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bold" officeooo:rsid="001dc035" officeooo:paragraph-rsid="001dc03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12c708" officeooo:paragraph-rsid="0014640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normal" officeooo:rsid="00146402" officeooo:paragraph-rsid="0014640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normal" officeooo:rsid="0017da6e" officeooo:paragraph-rsid="0015fd8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normal" officeooo:rsid="001bb9f3" officeooo:paragraph-rsid="0017da6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c708" style:font-weight-asian="normal" style:font-weight-complex="normal"/>
    </style:style>
    <style:style style:name="T3" style:family="text">
      <style:text-properties fo:font-weight="normal" officeooo:rsid="00146402" style:font-weight-asian="normal" style:font-weight-complex="normal"/>
    </style:style>
    <style:style style:name="T4" style:family="text">
      <style:text-properties fo:font-weight="normal" officeooo:rsid="0015fd8c" style:font-weight-asian="normal" style:font-weight-complex="normal"/>
    </style:style>
    <style:style style:name="T5" style:family="text">
      <style:text-properties fo:font-weight="normal" officeooo:rsid="00171bd5" style:font-weight-asian="normal" style:font-weight-complex="normal"/>
    </style:style>
    <style:style style:name="T6" style:family="text">
      <style:text-properties fo:font-weight="normal" officeooo:rsid="0017da6e" style:font-weight-asian="normal" style:font-weight-complex="normal"/>
    </style:style>
    <style:style style:name="T7" style:family="text">
      <style:text-properties fo:font-weight="normal" officeooo:rsid="001bb9f3" style:font-weight-asian="normal" style:font-weight-complex="normal"/>
    </style:style>
    <style:style style:name="T8" style:family="text">
      <style:text-properties fo:font-weight="normal" officeooo:rsid="001c3a8d" style:font-weight-asian="normal" style:font-weight-complex="normal"/>
    </style:style>
    <style:style style:name="T9" style:family="text">
      <style:text-properties fo:font-weight="normal" officeooo:rsid="001dc035" style:font-weight-asian="normal" style:font-weight-complex="normal"/>
    </style:style>
    <style:style style:name="T10" style:family="text">
      <style:text-properties fo:font-weight="normal" officeooo:rsid="001f81d9" style:font-weight-asian="normal" style:font-weight-complex="normal"/>
    </style:style>
    <style:style style:name="T11" style:family="text">
      <style:text-properties fo:font-weight="normal" officeooo:rsid="00242db4" style:font-weight-asian="normal" style:font-weight-complex="normal"/>
    </style:style>
    <style:style style:name="T12" style:family="text">
      <style:text-properties officeooo:rsid="0017da6e"/>
    </style:style>
    <style:style style:name="T13" style:family="text">
      <style:text-properties officeooo:rsid="00298666"/>
    </style:style>
    <style:style style:name="T14" style:family="text">
      <style:text-properties officeooo:rsid="002dbe03"/>
    </style:style>
    <style:style style:name="T15" style:family="text">
      <style:text-properties officeooo:rsid="002ee9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igência</text:p>
      <text:p text:style-name="P1">Artificial</text:p>
      <text:p text:style-name="P1"/>
      <text:p text:style-name="P1"/>
      <text:p text:style-name="P1"/>
      <text:p text:style-name="P1">Relatório</text:p>
      <text:p text:style-name="P1">Geral</text:p>
      <text:p text:style-name="P3">Trabalho 1</text:p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tegrantes: Daniel Paiva, Lúcio Reis, Patrícia Raposo</text:p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Sumário:</text:p>
      <text:p text:style-name="P4"/>
      <text:p text:style-name="P6"/>
      <text:p text:style-name="P6">Regras do jogo………………………………………………………………..</text:p>
      <text:p text:style-name="P6"/>
      <text:p text:style-name="P6"/>
      <text:p text:style-name="P6">Formalização do problema………………………………………………….</text:p>
      <text:p text:style-name="P6"/>
      <text:p text:style-name="P7"/>
      <text:p text:style-name="P7">Justificativa para a escolha do jogo………………………………………..</text:p>
      <text:p text:style-name="P7"/>
      <text:p text:style-name="P7"/>
      <text:p text:style-name="P7">Documentação………………………………………………………………..</text:p>
      <text:p text:style-name="P7"/>
      <text:p text:style-name="P7"/>
      <text:p text:style-name="P7">Instruções de execução……………………………………………………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<text:soft-page-break/>Regras do jogo:</text:p>
      <text:p text:style-name="P9"/>
      <text:p text:style-name="P9"/>
      <text:p text:style-name="P9"><text:span text:style-name="T2"><text:tab/>Foi implementado um jogo de dominó</text:span> <text:span text:style-name="T2">cujas regras consideradas foram praticamente as do dominó clássico, algumas adaptações foram feitas e serão especificadas abaixo </text:span><text:span text:style-name="T6">junto às outras regras:</text:span></text:p>
      <text:p text:style-name="P14"><text:tab/></text:p>
      <text:p text:style-name="P10"><text:span text:style-name="T12">1)</text:span><text:span text:style-name="T3"> </text:span><text:span text:style-name="T2">O jogo </text:span><text:span text:style-name="T3">tem um total de 28 pedras, cada uma com dois lados contendo um numero de 1 até 6 em cada lado, as pedras representam todas as combinações possíveis dos números 1 a 6.(1,1; 1,2; 1,3;……;6,6)</text:span></text:p>
      <text:p text:style-name="P15"><text:tab/></text:p>
      <text:p text:style-name="P10"><text:span text:style-name="T12">2)</text:span><text:span text:style-name="T3"> O jogo tem dois jogadores adversários, cada jogador inicia o jogo com uma mão de 7 pedras escolhidas aleatoriamente, e as 14 pedras restantes ficam </text:span><text:span text:style-name="T5">empilhados</text:span><text:span text:style-name="T3"> para compra, </text:span><text:span text:style-name="T4">o jogador com a maior pedra de lados iguais(1,1;2,2;3,3;…..) joga primeiro, caso nenhum dos dois tenha uma pedra com os lados iguais, </text:span><text:span text:style-name="T5">o primeiro a jogar é aquele que contém a pedra com a maior soma, e essa pedra será a primeira jogada.</text:span></text:p>
      <text:p text:style-name="P15"/>
      <text:p text:style-name="P11"><text:span text:style-name="T12">3</text:span>)<text:span text:style-name="T1"> A jogada </text:span><text:span text:style-name="T11">da pedra </text:span><text:span text:style-name="T5">depende dos dois extremos </text:span><text:span text:style-name="T6">d</text:span><text:span text:style-name="T5">a mesa</text:span><text:span text:style-name="T6">(esquerda e direita)</text:span><text:span text:style-name="T5">, </text:span><text:span text:style-name="T6">se posiciona uma pedra no extremo com o número correspondente a essa pedra jogada, juntando os dois lados com o mesmo número , caso o jogador não possua nehuma peça que possa ser jogada, ele compra uma nova peça da pilha de compra e passa a vez, caso a pilha de compra esteja vazia a vez do jogador passa sem nenhuma ação.</text:span></text:p>
      <text:p text:style-name="P16"/>
      <text:p text:style-name="P12">4) <text:span text:style-name="T7">Uma rodada termina após a vez de ambos os jogadores, independente da ação deles em suas respectivas jogadas, o jogo termina caso no fim de uma rodada no mínimo um dos jogadores esteja sem pe</text:span><text:span text:style-name="T9">dras</text:span><text:span text:style-name="T7"> ou se nenhum dos dois puder realizar nenhuma ação </text:span><text:span text:style-name="T8">numa rodada</text:span><text:span text:style-name="T7">(nenhuma peça jogável na rodada e pilha de compra vazia).</text:span></text:p>
      <text:p text:style-name="P17"/>
      <text:p text:style-name="P13">5) <text:span text:style-name="T1">Após o fim do jogo <text:s/>se ambos estão sem pedras considera-se como empate, se apenas um dos jogadores está sem pedra este é o vencedor e se ambos ainda têm pedras, s</text:span><text:span text:style-name="T10">oma-se os valores das pedras que cada jogador contém, (o valor de uma pedra é definido pela soma dos seus lados) sai vitorioso aquele cuja a soma das pedras restantes em sua mão seja menor, caso a soma dos valores dos dois jogadores sejam iguais ocorre um empate.</text:span></text:p>
      <text:p text:style-name="P16"/>
      <text:p text:style-name="P16"/>
      <text:p text:style-name="P4"><text:tab/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Justifica da escolha:</text:p>
      <text:p text:style-name="P8"/>
      <text:p text:style-name="P5"/>
      <text:p text:style-name="P5"><text:tab/><text:span text:style-name="T13">O jogo oferece um desafio coerente com o objetivo da disciplina, por se tratar de um jogo com fatores de natureza estocástica, se faz necessária a utilização do algoritmo expect MiniMax em oposição a jogos mais simples como o jogo da velha que podem ser resolvidos com um MiniMax simples, além disso, a quantidade de peças e as possibilidades de jogadas criam um desafio <text:s/>para a implementação dos algoritmos de Monte Carlo tree e Expect MiniMax devido ao grande leque de cenários possíveis no jogo.</text:span></text:p>
      <text:p text:style-name="P5"><text:tab/><text:span text:style-name="T14">Trata-se de um ambiente parcialmente observável com multi-agentes, já que o jogo possui dois jogadores e estes só tem visibilidade de suas respectivas mãos e das pedras jogadas na mesa, não tendo visibilidade da mão do jogador adversário e nem das pedras na pilha de compra, é não determinístico, já que a compra de pedras da pilha de compra é aleatória entre elas, necessitando o uso de probabilidades.</text:span></text:p>
      <text:p text:style-name="P5"><text:tab/><text:span text:style-name="T15">O jogo é sequencial, já que cada alteração na mesa por uma jogada afeta diretamente a próxima jogada, é estático pois o ambiente muda ou não apenas após cada jogada, e é discreto pois há um número limitado de possibilidades de ação, e os possíveis resultados de cada ação também são limitado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08:58.506740439</meta:creation-date>
    <dc:date>2018-09-18T18:43:42.302554260</dc:date>
    <meta:editing-duration>PT1H50M58S</meta:editing-duration>
    <meta:editing-cycles>23</meta:editing-cycles>
    <meta:generator>LibreOffice/6.0.3.2$Linux_X86_64 LibreOffice_project/00m0$Build-2</meta:generator>
    <meta:document-statistic meta:table-count="0" meta:image-count="0" meta:object-count="0" meta:page-count="4" meta:paragraph-count="28" meta:word-count="589" meta:character-count="3516" meta:non-whitespace-character-count="2927"/>
  </office:meta>
</office:document-meta>
</file>